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73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36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fo:min-height="11.37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28pt"/>
    </style:style>
    <style:style style:name="P5" style:family="paragraph">
      <style:text-properties fo:font-size="28pt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01cm" svg:y="4.914cm" presentation:class="subtitle" presentation:user-transformed="true">
          <draw:text-box>
            <text:p>Data Analysis Tools</text:p>
            <text:p/>
            <text:p>By Fred Pearce</text:p>
            <text:p/>
            <text:p>2/7/20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draw:style-name="gr2" draw:text-style-name="P2" draw:layer="layout" svg:width="24.384cm" svg:height="7.986cm" svg:x="1.832cm" svg:y="4.856cm">
          <draw:text-box>
            <text:p>Analyze periodicity in Data</text:p>
            <text:p/>
            <text:p><text:tab/>- How strong is the signal at a specific frequency?</text:p>
            <text:p/>
            <text:p><text:tab/>- What is the distribution of frequencies in the data?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1.377cm" svg:x="2.079cm" svg:y="4.85cm" presentation:class="subtitle" presentation:user-transformed="true">
          <draw:text-box>
            <text:p>Develop a set of Data Analysis Tools</text:p>
            <text:p>for performing a variety of tasks:</text:p>
            <text:p><text:tab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draw:style-name="gr3" draw:text-style-name="P4" draw:layer="layout" svg:width="24.384cm" svg:height="16.826cm" svg:x="1.832cm" svg:y="4.856cm">
          <draw:text-box>
            <text:p><text:span text:style-name="T1">I. Fourier</text:span></text:p>
            <text:p><text:span text:style-name="T1"><text:tab/></text:span><text:span text:style-name="T1">A. Discrete Fourier Transform (DFT)</text:span></text:p>
            <text:p><text:span text:style-name="T1"><text:tab/></text:span><text:span text:style-name="T1">B. Fast-Fourier Transform (FFT)</text:span></text:p>
            <text:p><text:span text:style-name="T1"/></text:p>
            <text:p><text:span text:style-name="T1">II. Filtering</text:span></text:p>
            <text:p><text:span text:style-name="T1"><text:tab/></text:span><text:span text:style-name="T1">A. Time domain</text:span></text:p>
            <text:p><text:span text:style-name="T1"><text:tab/></text:span><text:span text:style-name="T1"><text:tab/></text:span><text:span text:style-name="T1">i. Windowing: Hanning, </text:span></text:p>
            <text:p><text:span text:style-name="T1"><text:tab/></text:span></text:p>
            <text:p><text:span text:style-name="T1"><text:tab/></text:span><text:span text:style-name="T1">B. Frequency domain</text:span></text:p>
            <text:p><text:span text:style-name="T1"><text:tab/></text:span><text:span text:style-name="T1"><text:tab/></text:span><text:span text:style-name="T1">i. Different Pass-bands: LP, HP, BP</text:span></text:p>
            <text:p><text:span text:style-name="T1"><text:tab/></text:span><text:span text:style-name="T1"><text:tab/></text:span><text:span text:style-name="T1">ii. Phase Response: Zero-Phase, Min-Phase</text:span></text:p>
            <text:p><text:span text:style-name="T1"/></text:p>
            <text:p><text:span text:style-name="T1">III. Correlation</text:span></text:p>
            <text:p><text:span text:style-name="T1"><text:tab/></text:span><text:span text:style-name="T1">A. FFT-based implementation</text:span></text:p>
            <text:p><text:span text:style-name="T1"><text:tab/></text:span><text:span text:style-name="T1">B. Multichannel Cross-Corre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draw:style-name="gr2" draw:text-style-name="P4" draw:layer="layout" svg:width="24.384cm" svg:height="9.091cm" svg:x="1.832cm" svg:y="4.856cm">
          <draw:text-box>
            <text:p><text:span text:style-name="T1">IV. Hilbert</text:span></text:p>
            <text:p><text:span text:style-name="T1"><text:tab/></text:span><text:span text:style-name="T1">A. Envelope</text:span></text:p>
            <text:p><text:span text:style-name="T1"><text:tab/></text:span><text:span text:style-name="T1">B. Instantaneous Phase, Frequency</text:span></text:p>
            <text:p><text:span text:style-name="T1"/></text:p>
            <text:p><text:span text:style-name="T1">V. Singular Value Decomposition (SVD)</text:span></text:p>
            <text:p><text:span text:style-name="T1"/></text:p>
            <text:p><text:span text:style-name="T1">VI. Interpolation</text:span></text:p>
            <text:p><text:span text:style-name="T1"><text:tab/></text:span><text:span text:style-name="T1">A. Linear, Splines, Cubic, Kri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Fourier Tools</text:p>
          </draw:text-box>
        </draw:frame>
        <draw:frame draw:style-name="gr2" draw:text-style-name="P4" draw:layer="layout" svg:width="24.384cm" svg:height="7.986cm" svg:x="1.832cm" svg:y="4.856cm">
          <draw:text-box>
            <text:p><text:span text:style-name="T1">Objective: Analyze periodicity in Data using</text:span></text:p>
            <text:p><text:span text:style-name="T1"/></text:p>
            <text:p><text:span text:style-name="T1"><text:tab/></text:span><text:span text:style-name="T1">1) “Forward” and “Inverse” Discret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ourier Transform (DFT)</text:span></text:p>
            <text:p/>
            <text:p><text:tab/>2) “Forward” and “Inverse” Fast-Fourier <text:tab/><text:tab/><text:tab/><text:tab/><text:tab/>Transform (FFT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Filtering Tools</text:p>
          </draw:text-box>
        </draw:frame>
        <draw:frame draw:style-name="gr2" draw:text-style-name="P4" draw:layer="layout" svg:width="24.384cm" svg:height="9.091cm" svg:x="1.832cm" svg:y="4.856cm">
          <draw:text-box>
            <text:p text:style-name="P5"><text:span text:style-name="T1">Objective: Isolate the spectral content of data, focusing on either the frequency band and/or the phase response</text:span></text:p>
            <text:p text:style-name="P5"><text:span text:style-name="T1"/></text:p>
            <text:p text:style-name="P5"><text:span text:style-name="T1"><text:tab/></text:span><text:span text:style-name="T1">1) Low</text:span></text:p>
            <text:p text:style-name="P5"/>
            <text:p text:style-name="P5"><text:tab/>2) “Forward” and “Inverse” Fast-Fourier <text:tab/><text:tab/><text:tab/><text:tab/><text:tab/>Transform (FFT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Pearce</meta:initial-creator>
    <meta:creation-date>2018-02-07T21:18:39.194381561</meta:creation-date>
    <dc:date>2018-02-14T12:08:52.935732932</dc:date>
    <dc:creator>Fred Pearce</dc:creator>
    <meta:editing-duration>P1DT21H42M2S</meta:editing-duration>
    <meta:editing-cycles>12</meta:editing-cycles>
    <meta:generator>LibreOffice/5.0.3.2$Linux_X86_64 LibreOffice_project/00m0$Build-2</meta:generator>
    <meta:document-statistic meta:object-count="48"/>
  </office:meta>
</office:document-meta>
</file>